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9.134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raalVM</text:p>
            <text:p>Noviembre 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¿qué es GraalV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raalVM es una máquina virtual universal para correr aplicaciones en JavaScript, Python, Ruby, R, lenguajes basados en la JVM como Groovy, Scala, Kotlin, Clojure, y lenguajes basados en LLVM como C y C++.</text:p>
                <text:p/>
              </text:list-item>
              <text:list-item>
                <text:p>GraalVM remueve el aislamiento entre lenguajes de programación y permite la interoperabilidad en un runtime compartido. Puede correr tanto standalone o en el contexto del OpenJDK, Node.js, Oracle Database, o MySQ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aracterísticas (1/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raalVM está basada en el OpenJDK 1.8.0</text:p>
              </text:list-item>
              <text:list-item>
                <text:p>Se puede correr cualquier lenguaje basado en la JVM con GraalVM, incluso JavaScript</text:p>
              </text:list-item>
              <text:list-item>
                <text:p>El equipo se está enfocando en Ruby y R <text:s/></text:p>
              </text:list-item>
              <text:list-item>
                <text:p>Soporta los lenguajes basados en LLVM</text:p>
              </text:list-item>
              <text:list-item>
                <text:p>El soporte de Python está a penas comenzando</text:p>
              </text:list-item>
              <text:list-item>
                <text:p>GraalVM puede correr en la Java VM, stand-alone, o embebida en un datastore como Oracle RDBMS y MySQ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aracterísticas (2/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y una community edition (CE) y una enterprise edition (EE) de GraalVM. </text:p>
              </text:list-item>
              <text:list-item>
                <text:p><text:span text:style-name="T1">La community edition se distribuye bajo una licencia open source. Es de libre uso para despliegue en producción y viene sin restricciones, pero sin garantías ni soporte. </text:span>La Community Edition está soportada por la comunidad. </text:p>
              </text:list-item>
              <text:list-item>
                <text:p>La enterprise edition está disponible desde la OTN (Oracle Technology Network) bajo una licencia de evaluación. GraalVM Enterprise Edition (EE) será soportada comercialmente cuando EE 1.0 sea liberada como G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Truff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uffle es un framework para implementar lenguajes <text:span text:style-name="T2">usando</text:span> solamente un intérprete de ast (abstract syntax tree).</text:p>
                <text:p/>
              </text:list-item>
              <text:list-item>
                <text:p>Truffle también es un framework para escribir intérpretes con anotaciones y porciones pequeñas de código extra que serán convertidas en compilación JIT Virtual Machines automáticamente. </text:p>
                <text:p/>
              </text:list-item>
              <text:list-item>
                <text:p>Los runtimes resultantes tienen un desempeño nativo, comparables con los mejores compiladores comerciales tuneados a mano. Por ejemplo, el motor TruffleJS que implementa JavaScript es competitivo en comparación con la V8. El motor RubyTruffle es mucho más rápido que cualquier implementación de Ruby. <text:s text:c="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Instal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ma de instalación manual</text:p>
                <text:p><text:a xlink:href="https://www.graalvm.org/docs/getting-started/#install-graalvm" xlink:type="simple">https://www.graalvm.org/docs/getting-started/#install-graalvm</text:a></text:p>
                <text:p/>
              </text:list-item>
              <text:list-item>
                <text:p>Instalación con SDKManager</text:p>
                <text:p/>
              </text:list-item>
              <text:list-item>
                <text:p>Primero hay que installar SDK Manager</text:p>
                <text:p>https://sdkman.io/install</text:p>
                <text:p/>
              </text:list-item>
              <text:list-item>
                <text:p>$ curl -s "https://get.sdkman.io" | bas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Instal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Verify which Java distribution we have installed with SDK</text:p>
                <text:p>$ sdk list java</text:p>
                <text:p>================================================================================</text:p>
                <text:p>Available Java Versions</text:p>
                <text:p>================================================================================</text:p>
                <text:p><text:s text:c="5"/>13.ea.02-open <text:s text:c="6"/>8.0.191-oracle</text:p>
                <text:p><text:s text:c="5"/>12.ea.26-open <text:s text:c="6"/>8.0.181-oracle</text:p>
                <text:p><text:s text:c="5"/>11.0.2-zulu <text:s text:c="8"/>7.0.181-zulu</text:p>
                <text:p><text:s text:c="5"/>11.0.2-open <text:s text:c="8"/>1.0.0-rc9-graal</text:p>
                <text:p><text:s text:c="5"/>11.0.1-open <text:s text:c="8"/>1.0.0-rc8-graal</text:p>
                <text:p><text:s text:c="5"/>11.0.1-zulufx <text:s text:c="6"/>1.0.0-rc7-graal</text:p>
                <text:p><text:s text:c="5"/>10.0.2-zulu <text:s text:c="8"/>1.0.0-rc6-graal</text:p>
                <text:p><text:s text:c="5"/>10.0.2-open <text:s text:c="8"/>1.0.0-rc-11-grl</text:p>
                <text:p><text:s text:c="5"/>9.0.7-zulu <text:s text:c="9"/>1.0.0-rc-10-grl</text:p>
                <text:p><text:s text:c="5"/>9.0.4-open <text:s text:c="9"/>1.0.0-rc-9-grl</text:p>
                <text:p><text:s text:c="5"/>8.0.202-amzn <text:s text:c="7"/>1.0.0-rc-8-grl</text:p>
                <text:p><text:s text:c="5"/>8.0.201-zulu</text:p>
                <text:p><text:s text:c="5"/>8.0.201-oracle</text:p>
                <text:p><text:s text:c="5"/>8.0.192-amzn</text:p>
                <text:p><text:s text:c="5"/>8.0.192-zulufx</text:p>
                <text:p/>
                <text:p>================================================================================</text:p>
                <text:p>+ - local version</text:p>
                <text:p>* - installed</text:p>
                <text:p>&gt; - currently in use</text:p>
                <text:p><text:span text:style-name="T3">================================================================================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Instal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nstalling the most recent GraalVM version.</text:p>
                <text:p>$ sdk install java 1.0.0-rc-11-grl</text:p>
                <text:p>Please wait until installation ends...</text:p>
                <text:p/>
                <text:p>Then we can verify the installation:</text:p>
                <text:p/>
                <text:p>$ sdk list java</text:p>
                <text:p>================================================================================</text:p>
                <text:p>Available Java Versions</text:p>
                <text:p>================================================================================</text:p>
                <text:p><text:s text:c="5"/>13.ea.02-open <text:s text:c="6"/>8.0.191-oracle</text:p>
                <text:p><text:s text:c="5"/>12.ea.26-open <text:s text:c="6"/>8.0.181-oracle</text:p>
                <text:p><text:s text:c="5"/>11.0.2-zulu <text:s text:c="8"/>7.0.181-zulu</text:p>
                <text:p><text:s text:c="5"/>11.0.2-open <text:s text:c="8"/>1.0.0-rc9-graal</text:p>
                <text:p><text:s text:c="5"/>11.0.1-open <text:s text:c="8"/>1.0.0-rc8-graal</text:p>
                <text:p><text:s text:c="5"/>11.0.1-zulufx <text:s text:c="6"/>1.0.0-rc7-graal</text:p>
                <text:p><text:s text:c="5"/>10.0.2-zulu <text:s text:c="8"/>1.0.0-rc6-graal</text:p>
                <text:p><text:s text:c="5"/>10.0.2-open <text:s text:c="4"/>&gt; * 1.0.0-rc-11-grl</text:p>
                <text:p><text:s text:c="5"/>9.0.7-zulu <text:s text:c="9"/>1.0.0-rc-10-grl</text:p>
                <text:p><text:s text:c="5"/>9.0.4-open <text:s text:c="9"/>1.0.0-rc-9-grl</text:p>
                <text:p><text:s text:c="5"/>8.0.202-amzn <text:s text:c="7"/>1.0.0-rc-8-grl</text:p>
                <text:p><text:s text:c="5"/>8.0.201-zulu</text:p>
                <text:p><text:s text:c="5"/>8.0.201-oracle</text:p>
                <text:p><text:s text:c="5"/>8.0.192-amzn</text:p>
                <text:p><text:s text:c="5"/>8.0.192-zulufx</text:p>
                <text:p/>
                <text:p>================================================================================</text:p>
                <text:p>+ - local version</text:p>
                <text:p>* - installed</text:p>
                <text:p>&gt; - currently in use</text:p>
                <text:p>================================================================================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orriendo GraalV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$ java -version</text:p>
                <text:p>openjdk version "1.8.0_192"</text:p>
                <text:p>OpenJDK Runtime Environment (build 1.8.0_192-20181024123616.buildslave.jdk8u-src-tar--b12)</text:p>
                <text:p>GraalVM 1.0.0-rc11 (build 25.192-b12-jvmci-0.53, mixed mod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ompilación Nati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lujo de trabajo Java tradicional</text:p>
                <text:p/>
              </text:list-item>
              <text:list-item>
                <text:p>Compilar código simple</text:p>
                <text:p>$ javac 03/HelloWorld.java</text:p>
                <text:p/>
              </text:list-item>
              <text:list-item>
                <text:p>Correr el bytecode compilado</text:p>
                <text:p>$ java -cp 03 HelloWorld</text:p>
                <text:p>Hello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Substrate V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ubstrate VM es un framework que permite la compilación ahead-of-time (AOT) de aplicaciones Java asumiendo un “mundo cerrado” en imágenes ejecutables u objetos <text:span text:style-name="T2">compartidos</text:span> (ELF-64 o 64-bit Mach-O).</text:p>
                <text:p><text:span text:style-name="T2"/></text:p>
              </text:list-header>
              <text:list-item>
                <text:p>$ native-image &lt;className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GraalV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hay carga de clases en tiempo de ejecución</text:p>
              </text:list-item>
              <text:list-item>
                <text:p>No hay reflexión</text:p>
              </text:list-item>
              <text:list-item>
                <text:p>La compilación AOT calcula todos los paths posibles del árbol AST en tiempo de compilación</text:p>
              </text:list-item>
              <text:list-item>
                <text:p><text:span text:style-name="T3">El ejecutable no necesita JVM, ni</text:span><text:span text:style-name="T3"> bootstra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0:24:45.695980985</meta:creation-date>
    <dc:date>2019-11-25T12:26:13.939274798</dc:date>
    <meta:editing-duration>PT58M33S</meta:editing-duration>
    <meta:editing-cycles>6</meta:editing-cycles>
    <meta:generator>LibreOffice/6.0.7.3$Linux_X86_64 LibreOffice_project/00m0$Build-3</meta:generator>
    <meta:document-statistic meta:object-count="72"/>
  </office:meta>
</office:document-meta>
</file>